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61in"/>
    </style:style>
    <style:style style:name="co2" style:family="table-column">
      <style:table-column-properties fo:break-before="auto" style:column-width="5.5917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ff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b8ff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66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33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66cc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b4794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da647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4794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fo:color="#00ae00" style:text-outline="false" style:text-line-through-styl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ae00" style:font-name="Nimbus Mono L"/>
    </style:style>
    <style:style style:name="ce16" style:family="table-cell" style:parent-style-name="Default">
      <style:text-properties style:font-name="Nimbus Sans 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b8ff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66cc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b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4bd5e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da647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44794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  <style:text-properties style:font-name="Nimbus Sans L"/>
    </style:style>
    <style:style style:name="ce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0c0c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cc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ff" style:vertical-align="middle"/>
      <style:text-properties style:font-name="Nimbus Sans L"/>
    </style:style>
    <style:style style:name="ce36" style:family="table-cell" style:parent-style-name="Default">
      <style:table-cell-properties fo:background-color="#00b8ff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66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66" style:vertical-align="middle"/>
      <style:text-properties style:font-name="Nimbus Sans L"/>
    </style:style>
    <style:style style:name="ce40" style:family="table-cell" style:parent-style-name="Default">
      <style:table-cell-properties fo:background-color="#ff6633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cc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cc" style:vertical-align="middle"/>
      <style:text-properties style:font-name="Nimbus Sans L"/>
    </style:style>
    <style:style style:name="ce43" style:family="table-cell" style:parent-style-name="Default">
      <style:table-cell-properties fo:background-color="#6b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4bd5e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4bd5e" style:vertical-align="middle"/>
      <style:text-properties style:font-name="Nimbus Sans L"/>
    </style:style>
    <style:style style:name="ce46" style:family="table-cell" style:parent-style-name="Default">
      <style:table-cell-properties fo:background-color="#7da647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b4794" style:vertical-align="middle"/>
      <style:text-properties style:font-name="Nimbus Sans L"/>
    </style:style>
    <style:style style:name="ce48" style:family="table-cell" style:parent-style-name="Default">
      <style:table-cell-properties fo:background-color="#944794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vertical-align="middle"/>
      <style:text-properties style:font-name="Nimbus Sans L"/>
    </style:style>
    <style:style style:name="ce51" style:family="table-cell" style:parent-style-name="Default">
      <style:table-cell-properties fo:background-color="#00b8ff" style:vertical-align="middle"/>
      <style:text-properties style:font-name="Nimbus Sans L"/>
    </style:style>
    <style:style style:name="ce52" style:family="table-cell" style:parent-style-name="Default">
      <style:table-cell-properties fo:background-color="#c0c0c0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0c0c0" style:vertical-align="middle"/>
      <style:text-properties style:font-name="Nimbus Sans 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30"/>
        <table:table-column table:style-name="co4" table:default-cell-style-name="ce30"/>
        <table:table-column table:style-name="co5" table:number-columns-repeated="1020" table:default-cell-style-name="ce16"/>
        <table:table-row table:style-name="ro1">
          <table:table-cell table:style-name="ce1" office:value-type="string">
            <text:p>zbe v 1 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ize and Type</text:p>
          </table:table-cell>
          <table:table-cell table:style-name="ce17" office:value-type="string">
            <text:p>Description</text:p>
          </table:table-cell>
          <table:table-cell table:style-name="ce31" office:value-type="string">
            <text:p>Sub-Section</text:p>
          </table:table-cell>
          <table:table-cell table:style-name="ce53" office:value-type="string">
            <text:p>Sectio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16 bit int</text:p>
          </table:table-cell>
          <table:table-cell table:style-name="ce18" office:value-type="string">
            <text:p>zbe version (1000000000000000) *</text:p>
          </table:table-cell>
          <table:table-cell table:style-name="ce32" office:value-type="string">
            <text:p> </text:p>
          </table:table-cell>
          <table:table-cell table:style-name="ce32" office:value-type="string" table:number-columns-spanned="1" table:number-rows-spanned="2">
            <text:p>Game Dat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8" office:value-type="string">
            <text:p>Total number of assets in file </text:p>
          </table:table-cell>
          <table:table-cell table:style-name="ce32" office:value-type="string">
            <text:p> </text:p>
          </table:table-cell>
          <table:covered-table-cell table:style-name="ce54"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19" office:value-type="string">
            <text:p>Total number of sprite graphics</text:p>
          </table:table-cell>
          <table:table-cell table:style-name="ce33" office:value-type="string">
            <text:p> </text:p>
          </table:table-cell>
          <table:table-cell table:style-name="ce33" office:value-type="string" table:number-columns-spanned="1" table:number-rows-spanned="16">
            <text:p> Graphical Assets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0" office:value-type="string">
            <text:p>Width of the graphic represented in the next gfx **</text:p>
          </table:table-cell>
          <table:table-cell table:style-name="ce34" office:value-type="string" table:number-columns-spanned="1" table:number-rows-spanned="6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0" office:value-type="string">
            <text:p>Height of the graphic represented in the next gfx **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0" office:value-type="string">
            <text:p>Top offset of the next gfx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int</text:p>
          </table:table-cell>
          <table:table-cell table:style-name="ce20" office:value-type="string">
            <text:p>Left offset of the next gfx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0" office:value-type="string">
            <text:p>Length of next gfx's tiles 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length bytes bin</text:p>
          </table:table-cell>
          <table:table-cell table:style-name="ce20" office:value-type="string">
            <text:p>Tiles data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1" office:value-type="string">
            <text:p> ...</text:p>
          </table:table-cell>
          <table:table-cell table:style-name="ce36" office:value-type="string">
            <text:p> gfx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19" office:value-type="string">
            <text:p>Total number of background tile sets </text:p>
          </table:table-cell>
          <table:table-cell table:style-name="ce37"/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unsigned 16 bit int</text:p>
          </table:table-cell>
          <table:table-cell table:style-name="ce22" office:value-type="string">
            <text:p>Length of next tile set </text:p>
          </table:table-cell>
          <table:table-cell table:style-name="ce38" office:value-type="string" table:number-columns-spanned="1" table:number-rows-spanned="2">
            <text:p>Background Tiles </text:p>
          </table:table-cell>
          <table:covered-table-cell/>
          <table:table-cell table:number-columns-repeated="1020"/>
        </table:table-row>
        <table:table-row table:style-name="ro3">
          <table:table-cell table:style-name="ce7" office:value-type="string">
            <text:p> length bytes bin</text:p>
          </table:table-cell>
          <table:table-cell table:style-name="ce22" office:value-type="string">
            <text:p>Tiles data </text:p>
          </table:table-cell>
          <table:covered-table-cell table:style-name="ce39"/>
          <table:covered-table-cell/>
          <table:table-cell table:number-columns-repeated="1020"/>
        </table:table-row>
        <table:table-row table:style-name="ro3">
          <table:table-cell table:style-name="ce8" office:value-type="string">
            <text:p> ...</text:p>
          </table:table-cell>
          <table:table-cell table:style-name="ce23" office:value-type="string">
            <text:p>... </text:p>
          </table:table-cell>
          <table:table-cell table:style-name="ce40" office:value-type="string">
            <text:p>Bg Tiles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19" office:value-type="string">
            <text:p>Total number of palettes </text:p>
          </table:table-cell>
          <table:table-cell table:style-name="ce33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16 bit int</text:p>
          </table:table-cell>
          <table:table-cell table:style-name="ce24" office:value-type="string">
            <text:p>Length of next palette </text:p>
          </table:table-cell>
          <table:table-cell table:style-name="ce41" office:value-type="string" table:number-columns-spanned="1" table:number-rows-spanned="2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length bytes bin</text:p>
          </table:table-cell>
          <table:table-cell table:style-name="ce24" office:value-type="string">
            <text:p>Palette data </text:p>
          </table:table-cell>
          <table:covered-table-cell table:style-name="ce42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5" office:value-type="string">
            <text:p>... </text:p>
          </table:table-cell>
          <table:table-cell table:style-name="ce43" office:value-type="string">
            <text:p> Palette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8" office:value-type="string">
            <text:p>total number of Backgrounds </text:p>
          </table:table-cell>
          <table:table-cell table:style-name="ce32" office:value-type="string">
            <text:p>Header</text:p>
          </table:table-cell>
          <table:table-cell table:style-name="ce32" office:value-type="string" table:number-columns-spanned="1" table:number-rows-spanned="9">
            <text:p> Background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6" office:value-type="string">
            <text:p>Width of background in tiles</text:p>
          </table:table-cell>
          <table:table-cell table:style-name="ce44" office:value-type="string" table:number-columns-spanned="1" table:number-rows-spanned="7">
            <text:p>Background </text:p>
          </table:table-cell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6" office:value-type="string">
            <text:p>Height of the background in tiles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8 bit int</text:p>
          </table:table-cell>
          <table:table-cell table:style-name="ce26" office:value-type="string">
            <text:p>Number of palettes being used 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 </text:p>
          </table:table-cell>
          <table:table-cell table:style-name="ce26" office:value-type="string">
            <text:p>Palette id to use for palette 0 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...</text:p>
          </table:table-cell>
          <table:table-cell table:style-name="ce26" office:value-type="string">
            <text:p>Palette ids for remaining palettes to use 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Unsigned 32 bit int</text:p>
          </table:table-cell>
          <table:table-cell table:style-name="ce26" office:value-type="string">
            <text:p>Length of next background map data 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1" office:value-type="string">
            <text:p> length bytes bin</text:p>
          </table:table-cell>
          <table:table-cell table:style-name="ce26" office:value-type="string">
            <text:p>map data for this background</text:p>
          </table:table-cell>
          <table:covered-table-cell table:style-name="ce45"/>
          <table:covered-table-cell/>
          <table:table-cell table:number-columns-repeated="1020"/>
        </table:table-row>
        <table:table-row table:style-name="ro3">
          <table:table-cell table:style-name="ce12" office:value-type="string">
            <text:p> ...</text:p>
          </table:table-cell>
          <table:table-cell table:style-name="ce27" office:value-type="string">
            <text:p>...</text:p>
          </table:table-cell>
          <table:table-cell table:style-name="ce46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unsigned 32 bit int</text:p>
          </table:table-cell>
          <table:table-cell table:style-name="ce19" office:value-type="string">
            <text:p>Total number of objects to be described </text:p>
          </table:table-cell>
          <table:table-cell table:style-name="ce37"/>
          <table:table-cell table:style-name="ce33" office:value-type="string" table:number-columns-spanned="1" table:number-rows-spanned="10">
            <text:p> Game Objects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 unsigned 8 bit int</text:p>
          </table:table-cell>
          <table:table-cell table:style-name="ce24" office:value-type="string">
            <text:p>The weight of this object to be used in collision resolution</text:p>
          </table:table-cell>
          <table:table-cell table:style-name="ce41" office:value-type="string" table:number-columns-spanned="1" table:number-rows-spanned="2">
            <text:p>Obj Header</text:p>
          </table:table-cell>
          <table:covered-table-cell/>
          <table:table-cell table:number-columns-repeated="1020"/>
        </table:table-row>
        <table:table-row table:style-name="ro3">
          <table:table-cell table:style-name="ce9" office:value-type="string">
            <text:p> unsigned 32 bit int</text:p>
          </table:table-cell>
          <table:table-cell table:style-name="ce24" office:value-type="string">
            <text:p>Number of animations for this object </text:p>
          </table:table-cell>
          <table:covered-table-cell table:style-name="ce42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16 bit int</text:p>
          </table:table-cell>
          <table:table-cell table:style-name="ce25" office:value-type="string">
            <text:p>Number of frames for this animation </text:p>
          </table:table-cell>
          <table:table-cell table:style-name="ce43" office:value-type="string" table:number-columns-spanned="1" table:number-rows-spanned="6">
            <text:p>Object Animations</text:p>
          </table:table-cell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5" office:value-type="string">
            <text:p>ID of gfx for this frame of this animation</text:p>
          </table:table-cell>
          <table:covered-table-cell table:style-name="ce47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32 bit int</text:p>
          </table:table-cell>
          <table:table-cell table:style-name="ce25" office:value-type="string">
            <text:p>ID of the palette to use with this frame</text:p>
          </table:table-cell>
          <table:covered-table-cell table:style-name="ce47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unsigned 8 bit int</text:p>
          </table:table-cell>
          <table:table-cell table:style-name="ce25" office:value-type="string">
            <text:p>Time (In screen blanks) to display this frame</text:p>
          </table:table-cell>
          <table:covered-table-cell table:style-name="ce47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5" office:value-type="string">
            <text:p>gfx and pal IDs and times for the remaining frames</text:p>
          </table:table-cell>
          <table:covered-table-cell table:style-name="ce47"/>
          <table:covered-table-cell/>
          <table:table-cell table:number-columns-repeated="1020"/>
        </table:table-row>
        <table:table-row table:style-name="ro3">
          <table:table-cell table:style-name="ce10" office:value-type="string">
            <text:p> ...</text:p>
          </table:table-cell>
          <table:table-cell table:style-name="ce25" office:value-type="string">
            <text:p>Remaining animations for this object</text:p>
          </table:table-cell>
          <table:covered-table-cell table:style-name="ce47"/>
          <table:covered-table-cell/>
          <table:table-cell table:number-columns-repeated="1020"/>
        </table:table-row>
        <table:table-row table:style-name="ro3">
          <table:table-cell table:style-name="ce13" office:value-type="string">
            <text:p> ...</text:p>
          </table:table-cell>
          <table:table-cell table:style-name="ce28" office:value-type="string">
            <text:p> ...</text:p>
          </table:table-cell>
          <table:table-cell table:style-name="ce48" office:value-type="string">
            <text:p>Object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8" office:value-type="string">
            <text:p>Total number of levels to be described</text:p>
          </table:table-cell>
          <table:table-cell table:style-name="ce32" office:value-type="string">
            <text:p> </text:p>
          </table:table-cell>
          <table:table-cell table:style-name="ce32" office:value-type="string" table:number-columns-spanned="1" table:number-rows-spanned="38">
            <text:p>Levels 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0" office:value-type="string">
            <text:p>Length of Level Name String </text:p>
          </table:table-cell>
          <table:table-cell table:style-name="ce34" office:value-type="string" table:number-columns-spanned="1" table:number-rows-spanned="5">
            <text:p>Header 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8 bit chars</text:p>
          </table:table-cell>
          <table:table-cell table:style-name="ce20" office:value-type="string">
            <text:p>ASCII String representing level name 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0" office:value-type="string">
            <text:p>Width of the level in pixels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0" office:value-type="string">
            <text:p>Height of the level in pixels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0" office:value-type="string">
            <text:p>... 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29" office:value-type="string">
            <text:p>Length of Graphical testing Explanation Message </text:p>
          </table:table-cell>
          <table:table-cell table:style-name="ce49" office:value-type="string" table:number-columns-spanned="1" table:number-rows-spanned="7">
            <text:p>Testing ***</text:p>
          </table:table-cell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29" office:value-type="string">
            <text:p>ASCII String describing what should happen in test 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29" office:value-type="string">
            <text:p> 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32 bit int</text:p>
          </table:table-cell>
          <table:table-cell table:style-name="ce29" office:value-type="string">
            <text:p>Length of Graphical Testing Debug Message 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8 bit chars</text:p>
          </table:table-cell>
          <table:table-cell table:style-name="ce29" office:value-type="string">
            <text:p>ASCII String describing what probably went wrong if failed 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...</text:p>
          </table:table-cell>
          <table:table-cell table:style-name="ce29" office:value-type="string">
            <text:p> 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14" office:value-type="string">
            <text:p> unsigned 16 bit int</text:p>
          </table:table-cell>
          <table:table-cell table:style-name="ce29" office:value-type="string">
            <text:p>Number of screen blanks to run this level </text:p>
          </table:table-cell>
          <table:covered-table-cell table:style-name="ce50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of Background to use as Background 0 </text:p>
          </table:table-cell>
          <table:table-cell table:style-name="ce36" office:value-type="string" table:number-columns-spanned="1" table:number-rows-spanned="9">
            <text:p>Backgrounds 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1" office:value-type="string">
            <text:p>Background 0 scroll distance (screenOffset / distance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of Background to use as Background 1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1" office:value-type="string">
            <text:p>Background 1 scroll distance (screenOffset / distance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of Background to use as Background 2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1" office:value-type="string">
            <text:p>Background 2 scroll distance (screenOffset / distance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of Background to use as Background 3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8 bit int</text:p>
          </table:table-cell>
          <table:table-cell table:style-name="ce21" office:value-type="string">
            <text:p>Background 3 scroll distance (screenOffset * distance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of Background Tileset to use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</text:p>
          </table:table-cell>
          <table:table-cell table:style-name="ce20" office:value-type="string">
            <text:p> </text:p>
          </table:table-cell>
          <table:table-cell table:style-name="ce34" office:value-type="string">
            <text:p> Geometry</text:p>
          </table:table-cell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8" office:value-type="string">
            <text:p>Total number of heroes in this level</text:p>
          </table:table-cell>
          <table:table-cell table:style-name="ce52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32 bit int</text:p>
          </table:table-cell>
          <table:table-cell table:style-name="ce21" office:value-type="string">
            <text:p>Id for object to use as this hero</text:p>
          </table:table-cell>
          <table:table-cell table:style-name="ce36" office:value-type="string" table:number-columns-spanned="1" table:number-rows-spanned="6">
            <text:p> Hero</text:p>
          </table:table-cell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1" office:value-type="string">
            <text:p>X coordinate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unsigned 16 bit int</text:p>
          </table:table-cell>
          <table:table-cell table:style-name="ce21" office:value-type="string">
            <text:p>Y coordinate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1" office:value-type="string">
            <text:p>The horizontal gravity to apply to this object (20.12 point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signed 32 bit int</text:p>
          </table:table-cell>
          <table:table-cell table:style-name="ce21" office:value-type="string">
            <text:p>The vertical gravity to apply to this object (20.12 point)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6" office:value-type="string">
            <text:p> ...</text:p>
          </table:table-cell>
          <table:table-cell table:style-name="ce21" office:value-type="string">
            <text:p>object ids, x and y coordinates for remaining heroes </text:p>
          </table:table-cell>
          <table:covered-table-cell table:style-name="ce51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unsigned 32 bit int</text:p>
          </table:table-cell>
          <table:table-cell table:style-name="ce18" office:value-type="string">
            <text:p>Total number of objects in this level </text:p>
          </table:table-cell>
          <table:table-cell table:style-name="ce52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32 bit int</text:p>
          </table:table-cell>
          <table:table-cell table:style-name="ce20" office:value-type="string">
            <text:p>Id for object to use as this object</text:p>
          </table:table-cell>
          <table:table-cell table:style-name="ce34" office:value-type="string" table:number-columns-spanned="1" table:number-rows-spanned="6">
            <text:p> Objects</text:p>
          </table:table-cell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0" office:value-type="string">
            <text:p>The X coordinate for this object 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unsigned 16 bit int</text:p>
          </table:table-cell>
          <table:table-cell table:style-name="ce20" office:value-type="string">
            <text:p>The Y coordinate for this object 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0" office:value-type="string">
            <text:p>The horizontal gravity to apply to this hero (20.12 point)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signed 32 bit int</text:p>
          </table:table-cell>
          <table:table-cell table:style-name="ce20" office:value-type="string">
            <text:p>The vertical gravity to apply to this object (20.12 point)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5" office:value-type="string">
            <text:p> ...</text:p>
          </table:table-cell>
          <table:table-cell table:style-name="ce20" office:value-type="string">
            <text:p>object ids, x and y coordinates for remaining objects</text:p>
          </table:table-cell>
          <table:covered-table-cell table:style-name="ce35"/>
          <table:covered-table-cell/>
          <table:table-cell table:number-columns-repeated="1020"/>
        </table:table-row>
        <table:table-row table:style-name="ro3">
          <table:table-cell table:style-name="ce3" office:value-type="string">
            <text:p> ...</text:p>
          </table:table-cell>
          <table:table-cell table:style-name="ce18" office:value-type="string">
            <text:p>Other levels </text:p>
          </table:table-cell>
          <table:table-cell table:style-name="ce32" office:value-type="string">
            <text:p> </text:p>
          </table:table-cell>
          <table:covered-table-cell/>
          <table:table-cell table:number-columns-repeated="1020"/>
        </table:table-row>
        <table:table-row table:style-name="ro3">
          <table:table-cell table:style-name="ce4" office:value-type="string">
            <text:p> </text:p>
          </table:table-cell>
          <table:table-cell table:style-name="ce19" office:value-type="string">
            <text:p> </text:p>
          </table:table-cell>
          <table:table-cell table:style-name="ce33" office:value-type="string">
            <text:p> </text:p>
          </table:table-cell>
          <table:table-cell table:style-name="ce33" office:value-type="string">
            <text:p> 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 </text:p>
          </table:table-cell>
          <table:table-cell table:style-name="ce19" office:value-type="string">
            <text:p> </text:p>
          </table:table-cell>
          <table:table-cell table:style-name="ce33" office:value-type="string">
            <text:p> </text:p>
          </table:table-cell>
          <table:table-cell table:style-name="ce33" office:value-type="string">
            <text:p> </text:p>
          </table:table-cell>
          <table:table-cell table:number-columns-repeated="1020"/>
        </table:table-row>
        <table:table-row table:style-name="ro4" table:number-rows-repeated="654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09/17/2010</text:date>, <text:time>13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alough</meta:initial-creator>
    <meta:creation-date>2010-09-17T13:06:25</meta:creation-date>
    <dc:date>2010-09-17T13:16:11</dc:date>
    <dc:creator>Joe Balough</dc:creator>
    <meta:editing-duration>PT00H09M47S</meta:editing-duration>
    <meta:editing-cycles>6</meta:editing-cycles>
    <meta:generator>OpenOffice.org/3.2$Unix OpenOffice.org_project/320m19$Build-9505</meta:generator>
    <meta:document-statistic meta:table-count="1" meta:cell-count="192" meta:object-count="0"/>
  </office:meta>
</office:document-meta>
</file>